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6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0.859cm" fo:min-width="2.514cm" fo:padding-top="0.177cm" fo:padding-bottom="0.177cm" fo:padding-left="0.302cm" fo:padding-right="0.302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0.716cm" fo:padding-top="0.142cm" fo:padding-bottom="0.142cm" fo:padding-left="0.267cm" fo:padding-right="0.267cm" draw:shadow="hidden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89cm" fo:min-width="2.444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966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566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3.6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P5" style:family="paragraph">
      <loext:graphic-properties draw:fill-color="#ffffff" draw:opacity="0%"/>
      <style:paragraph-properties fo:text-align="center"/>
      <style:text-properties fo:font-size="10pt" style:text-underline-style="solid" style:text-underline-width="auto" style:text-underline-color="font-color"/>
    </style:style>
    <style:style style:name="T1" style:family="text">
      <style:text-properties fo:font-size="10pt"/>
    </style:style>
    <style:style style:name="T2" style:family="text">
      <style:text-properties style:use-window-font-color="true"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1cm" svg:height="1.143cm" svg:x="2.5cm" svg:y="11.9cm">
          <text:p text:style-name="P1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099cm" svg:height="1.143cm" svg:x="2.479cm" svg:y="9.841cm">
          <text:p text:style-name="P1"><text:span text:style-name="T1">Syste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2.181cm" svg:height="1.143cm" svg:x="2.446cm" svg:y="8.032cm">
          <text:p text:style-name="P1"><text:span text:style-name="T1">Property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099cm" svg:height="1.143cm" svg:x="1.352cm" svg:y="5.896cm">
          <text:p text:style-name="P1"><text:span text:style-name="T1">Cold Wat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3.538cm" svg:y1="8.032cm" svg:x2="2.402cm" svg:y2="7.039cm" draw:start-shape="id1" draw:start-glue-point="4" draw:end-shape="id2" draw:end-glue-point="2" svg:d="M3538 8032l-1136-993" svg:viewBox="0 0 1137 994">
          <text:p/>
        </draw:connector>
        <draw:connector draw:style-name="gr4" draw:text-style-name="P3" draw:layer="layout" draw:type="line" svg:x1="3.529cm" svg:y1="9.841cm" svg:x2="3.538cm" svg:y2="9.175cm" draw:start-shape="id3" draw:start-glue-point="0" draw:end-shape="id1" draw:end-glue-point="8" svg:d="M3529 9841l9-666" svg:viewBox="0 0 10 667">
          <text:p/>
        </draw:connector>
        <draw:connector draw:style-name="gr4" draw:text-style-name="P3" draw:layer="layout" draw:type="line" svg:x1="3.551cm" svg:y1="11.9cm" svg:x2="3.529cm" svg:y2="10.984cm" draw:start-shape="id4" draw:start-glue-point="4" draw:end-shape="id3" draw:end-glue-point="2" svg:d="M3551 11900l-22-916" svg:viewBox="0 0 23 917">
          <text:p/>
        </draw:connector>
        <draw:custom-shape draw:style-name="gr5" draw:text-style-name="P2" xml:id="id5" draw:id="id5" draw:layer="layout" svg:width="3.048cm" svg:height="1.143cm" svg:x="5.552cm" svg:y="11.938cm">
          <text:p text:style-name="P1"><text:span text:style-name="T1">FlowTerminal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5.552cm" svg:y1="12.509cm" svg:x2="4.6cm" svg:y2="12.472cm" draw:start-shape="id5" draw:end-shape="id4" draw:end-glue-point="6" svg:d="M5552 12509l-952-37" svg:viewBox="0 0 953 38">
          <text:p/>
        </draw:connector>
        <draw:custom-shape draw:style-name="gr3" draw:text-style-name="P2" xml:id="id6" draw:id="id6" draw:layer="layout" svg:width="2.181cm" svg:height="1.143cm" svg:x="5.997cm" svg:y="9.996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7.089cm" svg:y1="9.996cm" svg:x2="7.05cm" svg:y2="9.2cm" draw:start-shape="id6" draw:start-glue-point="4" draw:end-shape="id7" draw:end-glue-point="2" svg:d="M7089 9996l-39-796" svg:viewBox="0 0 40 797">
          <text:p/>
        </draw:connector>
        <draw:connector draw:style-name="gr4" draw:text-style-name="P3" draw:layer="layout" draw:type="line" svg:x1="7.076cm" svg:y1="11.938cm" svg:x2="7.089cm" svg:y2="11.139cm" draw:start-shape="id5" draw:start-glue-point="0" draw:end-shape="id6" draw:end-glue-point="8" svg:d="M7076 11938l13-799" svg:viewBox="0 0 14 800">
          <text:p/>
        </draw:connector>
        <draw:custom-shape draw:style-name="gr6" draw:text-style-name="P4" xml:id="id8" draw:id="id8" draw:layer="layout" svg:width="2.5cm" svg:height="2.2cm" svg:x="9.8cm" svg:y="11.4cm">
          <text:p text:style-name="P1"><text:span text:style-name="T2">Check</text:span></text:p>
          <text:p text:style-name="P1"><text:span text:style-name="T2">Conn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8.6cm" svg:y1="12.509cm" svg:x2="9.8cm" svg:y2="12.5cm" draw:start-shape="id5" draw:start-glue-point="1" draw:end-shape="id8" draw:end-glue-point="5" svg:d="M8600 12509l1200-9" svg:viewBox="0 0 1201 10">
          <text:p/>
        </draw:connector>
        <draw:connector draw:style-name="gr4" draw:text-style-name="P3" draw:layer="layout" draw:type="line" svg:x1="12.3cm" svg:y1="12.5cm" svg:x2="13.2cm" svg:y2="12.528cm" draw:start-shape="id8" draw:start-glue-point="7" draw:end-shape="id9" draw:end-glue-point="3" svg:d="M12300 12500l900 28" svg:viewBox="0 0 901 29">
          <text:p/>
        </draw:connector>
        <draw:custom-shape draw:style-name="gr7" draw:text-style-name="P2" xml:id="id9" draw:id="id9" draw:layer="layout" svg:width="3.048cm" svg:height="1.143cm" svg:x="13.2cm" svg:y="11.957cm">
          <text:p text:style-name="P1"><text:span text:style-name="T1">FlowControll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2" xml:id="id10" draw:id="id10" draw:layer="layout" svg:width="2.181cm" svg:height="1.143cm" svg:x="17.099cm" svg:y="11.957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1" draw:id="id11" draw:layer="layout" svg:width="3.5cm" svg:height="1.143cm" svg:x="20.5cm" svg:y="14cm">
          <text:p text:style-name="P1"><text:span text:style-name="T1">Name: </text:span></text:p>
          <text:p text:style-name="P1"><text:span text:style-name="T1">Double Check Valves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16.248cm" svg:y1="12.528cm" svg:x2="17.1cm" svg:y2="12.529cm" draw:start-shape="id9" draw:start-glue-point="1" draw:end-shape="id10" draw:end-glue-point="10" svg:d="M16248 12528l852 1" svg:viewBox="0 0 853 2">
          <text:p/>
        </draw:connector>
        <draw:connector draw:style-name="gr4" draw:text-style-name="P3" draw:layer="layout" draw:type="line" svg:x1="19.281cm" svg:y1="12.529cm" svg:x2="20.5cm" svg:y2="14.571cm" draw:start-shape="id10" draw:start-glue-point="6" draw:end-shape="id11" draw:end-glue-point="3" svg:d="M19281 12529l1219 2042" svg:viewBox="0 0 1220 2043">
          <text:p/>
        </draw:connector>
        <draw:custom-shape draw:style-name="gr9" draw:text-style-name="P2" xml:id="id7" draw:id="id7" draw:layer="layout" svg:width="3.1cm" svg:height="1.143cm" svg:x="5.5cm" svg:y="8.057cm">
          <text:p text:style-name="P1"><text:span text:style-name="T1">Name: </text:span></text:p>
          <text:p text:style-name="P1"><text:span text:style-name="T1">Water Heat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2" draw:id="id12" draw:layer="layout" svg:width="2.099cm" svg:height="1.143cm" svg:x="3.599cm" svg:y="5.9cm">
          <text:p text:style-name="P1"><text:span text:style-name="T1">Hot Wat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3.538cm" svg:y1="8.032cm" svg:x2="4.649cm" svg:y2="7.043cm" draw:start-shape="id1" draw:start-glue-point="4" draw:end-shape="id12" draw:end-glue-point="2" svg:d="M3538 8032l1111-989" svg:viewBox="0 0 1112 990">
          <text:p/>
        </draw:connector>
        <draw:custom-shape draw:style-name="gr10" draw:text-style-name="P2" xml:id="id13" draw:id="id13" draw:layer="layout" svg:width="4.2cm" svg:height="1.143cm" svg:x="20.5cm" svg:y="11.957cm">
          <text:p text:style-name="P1"><text:span text:style-name="T1">Name: </text:span></text:p>
          <text:p text:style-name="P1"><text:span text:style-name="T1">Anti-Vacuum Relief Valve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xml:id="id14" draw:id="id14" draw:layer="layout" svg:width="3.5cm" svg:height="1.143cm" svg:x="20.5cm" svg:y="10.1cm">
          <text:p text:style-name="P1"><text:span text:style-name="T1">Name: </text:span></text:p>
          <text:p text:style-name="P1"><text:span text:style-name="T1">Check Valv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svg:x1="19.281cm" svg:y1="12.529cm" svg:x2="20.5cm" svg:y2="12.528cm" draw:start-shape="id10" draw:start-glue-point="6" draw:end-shape="id13" draw:end-glue-point="3" svg:d="M19281 12529h610v-1h609" svg:viewBox="0 0 1220 2">
          <text:p/>
        </draw:connector>
        <draw:connector draw:style-name="gr4" draw:text-style-name="P3" draw:layer="layout" svg:x1="19.281cm" svg:y1="12.529cm" svg:x2="20.5cm" svg:y2="10.671cm" draw:start-shape="id10" draw:start-glue-point="6" draw:end-shape="id14" draw:end-glue-point="3" svg:d="M19281 12529h610v-1858h609" svg:viewBox="0 0 1220 1859">
          <text:p/>
        </draw:connector>
        <draw:custom-shape draw:style-name="gr11" draw:text-style-name="P5" draw:layer="layout" svg:width="0.635cm" svg:height="0.762cm" svg:x="3.264cm" svg:y="7.1cm">
          <text:p text:style-name="P1"><text:span text:style-name="T3">O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5" draw:layer="layout" svg:width="0.635cm" svg:height="0.762cm" svg:x="20.499cm" svg:y="11.238cm">
          <text:p text:style-name="P1"><text:span text:style-name="T3">AND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5" draw:layer="layout" svg:width="0.635cm" svg:height="0.762cm" svg:x="20.064cm" svg:y="13.238cm">
          <text:p text:style-name="P1"><text:span text:style-name="T3">OR</text:span></text:p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12:59:15.146000000</meta:creation-date>
    <dc:date>2018-08-16T14:39:34.542000000</dc:date>
    <meta:editing-duration>PT34M33S</meta:editing-duration>
    <meta:editing-cycles>2</meta:editing-cycles>
    <meta:generator>LibreOffice/6.0.3.2$Windows_X86_64 LibreOffice_project/8f48d515416608e3a835360314dac7e47fd0b821</meta:generator>
    <meta:document-statistic meta:object-count="30"/>
  </office:meta>
</office:document-meta>
</file>